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b2b2b2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8" table:default-cell-style-name="Default"/>
        <table:table-row table:style-name="ro1">
          <table:table-cell table:number-columns-repeated="2"/>
          <table:table-cell table:style-name="Default"/>
          <table:table-cell/>
          <table:table-cell table:style-name="ce2" office:value-type="string" calcext:value-type="string" table:number-columns-spanned="3" table:number-rows-spanned="1">
            <text:p>escala de 0 a 100</text:p>
          </table:table-cell>
          <table:covered-table-cell table:number-columns-repeated="2"/>
          <table:table-cell/>
          <table:table-cell table:style-name="ce2" office:value-type="string" calcext:value-type="string" table:number-columns-spanned="3" table:number-rows-spanned="1">
            <text:p>escala de 0 a 255</text:p>
          </table:table-cell>
          <table:covered-table-cell table:number-columns-repeated="2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MIDI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Eb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255*0.3" office:value-type="float" office:value="76.5" calcext:value-type="float">
            <text:p>76,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 </text:p>
          </table:table-cell>
          <table:table-cell office:value-type="float" office:value="28" calcext:value-type="float">
            <text:p>28</text:p>
          </table:table-cell>
          <table:table-cell table:formula="of:=[.E4]+8.33" office:value-type="float" office:value="8.33" calcext:value-type="float">
            <text:p>8,33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I4]+21.25" office:value-type="float" office:value="21.25" calcext:value-type="float">
            <text:p>21,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</text:p>
          </table:table-cell>
          <table:table-cell office:value-type="float" office:value="29" calcext:value-type="float">
            <text:p>29</text:p>
          </table:table-cell>
          <table:table-cell table:formula="of:=[.E5]+8.33" office:value-type="float" office:value="16.66" calcext:value-type="float">
            <text:p>16,66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I5]+21.25" office:value-type="float" office:value="42.5" calcext:value-type="float">
            <text:p>42,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#</text:p>
          </table:table-cell>
          <table:table-cell office:value-type="float" office:value="30" calcext:value-type="float">
            <text:p>30</text:p>
          </table:table-cell>
          <table:table-cell table:formula="of:=[.E6]+8.33" office:value-type="float" office:value="24.99" calcext:value-type="float">
            <text:p>24,99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I6]+21.25" office:value-type="float" office:value="63.75" calcext:value-type="float">
            <text:p>63,7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G</text:p>
          </table:table-cell>
          <table:table-cell office:value-type="float" office:value="31" calcext:value-type="float">
            <text:p>31</text:p>
          </table:table-cell>
          <table:table-cell table:formula="of:=[.E7]+8.33" office:value-type="float" office:value="33.32" calcext:value-type="float">
            <text:p>33,32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I7]+21.25"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G#</text:p>
          </table:table-cell>
          <table:table-cell office:value-type="float" office:value="32" calcext:value-type="float">
            <text:p>32</text:p>
          </table:table-cell>
          <table:table-cell table:formula="of:=[.E8]+8.33" office:value-type="float" office:value="41.65" calcext:value-type="float">
            <text:p>41,65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I8]+21.25" office:value-type="float" office:value="106.25" calcext:value-type="float">
            <text:p>106,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</text:p>
          </table:table-cell>
          <table:table-cell office:value-type="float" office:value="33" calcext:value-type="float">
            <text:p>33</text:p>
          </table:table-cell>
          <table:table-cell table:formula="of:=[.E9]+8.33" office:value-type="float" office:value="49.98" calcext:value-type="float">
            <text:p>49,98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I9]+21.25" office:value-type="float" office:value="127.5" calcext:value-type="float">
            <text:p>127,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#</text:p>
          </table:table-cell>
          <table:table-cell office:value-type="float" office:value="34" calcext:value-type="float">
            <text:p>34</text:p>
          </table:table-cell>
          <table:table-cell table:formula="of:=[.E10]+8.33" office:value-type="float" office:value="58.31" calcext:value-type="float">
            <text:p>58,31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I10]+21.25" office:value-type="float" office:value="148.75" calcext:value-type="float">
            <text:p>148,7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</text:p>
          </table:table-cell>
          <table:table-cell office:value-type="float" office:value="35" calcext:value-type="float">
            <text:p>35</text:p>
          </table:table-cell>
          <table:table-cell table:formula="of:=[.E11]+8.33" office:value-type="float" office:value="66.64" calcext:value-type="float">
            <text:p>66,64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I11]+21.25" office:value-type="float" office:value="170" calcext:value-type="float">
            <text:p>17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</text:p>
          </table:table-cell>
          <table:table-cell office:value-type="float" office:value="36" calcext:value-type="float">
            <text:p>36</text:p>
          </table:table-cell>
          <table:table-cell table:formula="of:=[.E12]+8.33" office:value-type="float" office:value="74.97" calcext:value-type="float">
            <text:p>74,97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I12]+21.25" office:value-type="float" office:value="191.25" calcext:value-type="float">
            <text:p>191,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#</text:p>
          </table:table-cell>
          <table:table-cell office:value-type="float" office:value="37" calcext:value-type="float">
            <text:p>37</text:p>
          </table:table-cell>
          <table:table-cell table:formula="of:=[.E13]+8.33" office:value-type="float" office:value="83.3" calcext:value-type="float">
            <text:p>83,3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I13]+21.25" office:value-type="float" office:value="212.5" calcext:value-type="float">
            <text:p>212,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</text:p>
          </table:table-cell>
          <table:table-cell office:value-type="float" office:value="38" calcext:value-type="float">
            <text:p>38</text:p>
          </table:table-cell>
          <table:table-cell table:formula="of:=[.E14]+8.33" office:value-type="float" office:value="91.63" calcext:value-type="float">
            <text:p>91,63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I14]+21.25" office:value-type="float" office:value="233.75" calcext:value-type="float">
            <text:p>233,75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 calcext:value-type="string">
            <text:p>Eb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 office:value-type="string" calcext:value-type="string">
            <text:p>E </text:p>
          </table:table-cell>
          <table:table-cell office:value-type="float" office:value="40" calcext:value-type="float">
            <text:p>40</text:p>
          </table:table-cell>
          <table:table-cell table:formula="of:=[.E16]+8.33" office:value-type="float" office:value="8.33" calcext:value-type="float">
            <text:p>8,33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 office:value-type="string" calcext:value-type="string">
            <text:p>F</text:p>
          </table:table-cell>
          <table:table-cell office:value-type="float" office:value="41" calcext:value-type="float">
            <text:p>41</text:p>
          </table:table-cell>
          <table:table-cell table:formula="of:=[.E17]+8.33" office:value-type="float" office:value="16.66" calcext:value-type="float">
            <text:p>16,66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 office:value-type="string" calcext:value-type="string">
            <text:p>F#</text:p>
          </table:table-cell>
          <table:table-cell office:value-type="float" office:value="42" calcext:value-type="float">
            <text:p>42</text:p>
          </table:table-cell>
          <table:table-cell table:formula="of:=[.E18]+8.33" office:value-type="float" office:value="24.99" calcext:value-type="float">
            <text:p>24,99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 office:value-type="string" calcext:value-type="string">
            <text:p>G</text:p>
          </table:table-cell>
          <table:table-cell office:value-type="float" office:value="43" calcext:value-type="float">
            <text:p>43</text:p>
          </table:table-cell>
          <table:table-cell table:formula="of:=[.E19]+8.33" office:value-type="float" office:value="33.32" calcext:value-type="float">
            <text:p>33,32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 office:value-type="string" calcext:value-type="string">
            <text:p>G#</text:p>
          </table:table-cell>
          <table:table-cell office:value-type="float" office:value="44" calcext:value-type="float">
            <text:p>44</text:p>
          </table:table-cell>
          <table:table-cell table:formula="of:=[.E20]+8.33" office:value-type="float" office:value="41.65" calcext:value-type="float">
            <text:p>41,65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 office:value-type="string" calcext:value-type="string">
            <text:p>A</text:p>
          </table:table-cell>
          <table:table-cell office:value-type="float" office:value="45" calcext:value-type="float">
            <text:p>45</text:p>
          </table:table-cell>
          <table:table-cell table:formula="of:=[.E21]+8.33" office:value-type="float" office:value="49.98" calcext:value-type="float">
            <text:p>49,98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 office:value-type="string" calcext:value-type="string">
            <text:p>A#</text:p>
          </table:table-cell>
          <table:table-cell office:value-type="float" office:value="46" calcext:value-type="float">
            <text:p>46</text:p>
          </table:table-cell>
          <table:table-cell table:formula="of:=[.E22]+8.33" office:value-type="float" office:value="58.31" calcext:value-type="float">
            <text:p>58,31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 office:value-type="string" calcext:value-type="string">
            <text:p>B</text:p>
          </table:table-cell>
          <table:table-cell office:value-type="float" office:value="47" calcext:value-type="float">
            <text:p>47</text:p>
          </table:table-cell>
          <table:table-cell table:formula="of:=[.E23]+8.33" office:value-type="float" office:value="66.64" calcext:value-type="float">
            <text:p>66,64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 office:value-type="string" calcext:value-type="string">
            <text:p>C</text:p>
          </table:table-cell>
          <table:table-cell office:value-type="float" office:value="48" calcext:value-type="float">
            <text:p>48</text:p>
          </table:table-cell>
          <table:table-cell table:formula="of:=[.E24]+8.33" office:value-type="float" office:value="74.97" calcext:value-type="float">
            <text:p>74,97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 office:value-type="string" calcext:value-type="string">
            <text:p>C#</text:p>
          </table:table-cell>
          <table:table-cell office:value-type="float" office:value="49" calcext:value-type="float">
            <text:p>49</text:p>
          </table:table-cell>
          <table:table-cell table:formula="of:=[.E25]+8.33" office:value-type="float" office:value="83.3" calcext:value-type="float">
            <text:p>83,3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 office:value-type="string" calcext:value-type="string">
            <text:p>D</text:p>
          </table:table-cell>
          <table:table-cell office:value-type="float" office:value="50" calcext:value-type="float">
            <text:p>50</text:p>
          </table:table-cell>
          <table:table-cell table:formula="of:=[.E26]+8.33" office:value-type="float" office:value="91.63" calcext:value-type="float">
            <text:p>91,63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Eb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E </text:p>
          </table:table-cell>
          <table:table-cell office:value-type="float" office:value="52" calcext:value-type="float">
            <text:p>52</text:p>
          </table:table-cell>
          <table:table-cell table:formula="of:=[.E28]+8.33" office:value-type="float" office:value="8.33" calcext:value-type="float">
            <text:p>8,33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</text:p>
          </table:table-cell>
          <table:table-cell office:value-type="float" office:value="53" calcext:value-type="float">
            <text:p>53</text:p>
          </table:table-cell>
          <table:table-cell table:formula="of:=[.E29]+8.33" office:value-type="float" office:value="16.66" calcext:value-type="float">
            <text:p>16,66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#</text:p>
          </table:table-cell>
          <table:table-cell office:value-type="float" office:value="54" calcext:value-type="float">
            <text:p>54</text:p>
          </table:table-cell>
          <table:table-cell table:formula="of:=[.E30]+8.33" office:value-type="float" office:value="24.99" calcext:value-type="float">
            <text:p>24,99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G</text:p>
          </table:table-cell>
          <table:table-cell office:value-type="float" office:value="55" calcext:value-type="float">
            <text:p>55</text:p>
          </table:table-cell>
          <table:table-cell table:formula="of:=[.E31]+8.33" office:value-type="float" office:value="33.32" calcext:value-type="float">
            <text:p>33,32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G#</text:p>
          </table:table-cell>
          <table:table-cell office:value-type="float" office:value="56" calcext:value-type="float">
            <text:p>56</text:p>
          </table:table-cell>
          <table:table-cell table:formula="of:=[.E32]+8.33" office:value-type="float" office:value="41.65" calcext:value-type="float">
            <text:p>41,65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A</text:p>
          </table:table-cell>
          <table:table-cell office:value-type="float" office:value="57" calcext:value-type="float">
            <text:p>57</text:p>
          </table:table-cell>
          <table:table-cell table:formula="of:=[.E33]+8.33" office:value-type="float" office:value="49.98" calcext:value-type="float">
            <text:p>49,98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A#</text:p>
          </table:table-cell>
          <table:table-cell office:value-type="float" office:value="58" calcext:value-type="float">
            <text:p>58</text:p>
          </table:table-cell>
          <table:table-cell table:formula="of:=[.E34]+8.33" office:value-type="float" office:value="58.31" calcext:value-type="float">
            <text:p>58,31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B</text:p>
          </table:table-cell>
          <table:table-cell office:value-type="float" office:value="59" calcext:value-type="float">
            <text:p>59</text:p>
          </table:table-cell>
          <table:table-cell table:formula="of:=[.E35]+8.33" office:value-type="float" office:value="66.64" calcext:value-type="float">
            <text:p>66,64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</text:p>
          </table:table-cell>
          <table:table-cell office:value-type="float" office:value="60" calcext:value-type="float">
            <text:p>60</text:p>
          </table:table-cell>
          <table:table-cell table:formula="of:=[.E36]+8.33" office:value-type="float" office:value="74.97" calcext:value-type="float">
            <text:p>74,97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#</text:p>
          </table:table-cell>
          <table:table-cell office:value-type="float" office:value="61" calcext:value-type="float">
            <text:p>61</text:p>
          </table:table-cell>
          <table:table-cell table:formula="of:=[.E37]+8.33" office:value-type="float" office:value="83.3" calcext:value-type="float">
            <text:p>83,3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</text:p>
          </table:table-cell>
          <table:table-cell office:value-type="float" office:value="62" calcext:value-type="float">
            <text:p>62</text:p>
          </table:table-cell>
          <table:table-cell table:formula="of:=[.E38]+8.33" office:value-type="float" office:value="91.63" calcext:value-type="float">
            <text:p>91,63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 office:value-type="string" calcext:value-type="string">
            <text:p>Eb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 office:value-type="string" calcext:value-type="string">
            <text:p>E </text:p>
          </table:table-cell>
          <table:table-cell office:value-type="float" office:value="64" calcext:value-type="float">
            <text:p>64</text:p>
          </table:table-cell>
          <table:table-cell table:formula="of:=[.E40]+8.33" office:value-type="float" office:value="8.33" calcext:value-type="float">
            <text:p>8,33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 office:value-type="string" calcext:value-type="string">
            <text:p>F</text:p>
          </table:table-cell>
          <table:table-cell office:value-type="float" office:value="65" calcext:value-type="float">
            <text:p>65</text:p>
          </table:table-cell>
          <table:table-cell table:formula="of:=[.E41]+8.33" office:value-type="float" office:value="16.66" calcext:value-type="float">
            <text:p>16,66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 office:value-type="string" calcext:value-type="string">
            <text:p>F#</text:p>
          </table:table-cell>
          <table:table-cell office:value-type="float" office:value="66" calcext:value-type="float">
            <text:p>66</text:p>
          </table:table-cell>
          <table:table-cell table:formula="of:=[.E42]+8.33" office:value-type="float" office:value="24.99" calcext:value-type="float">
            <text:p>24,99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 office:value-type="string" calcext:value-type="string">
            <text:p>G</text:p>
          </table:table-cell>
          <table:table-cell office:value-type="float" office:value="67" calcext:value-type="float">
            <text:p>67</text:p>
          </table:table-cell>
          <table:table-cell table:formula="of:=[.E43]+8.33" office:value-type="float" office:value="33.32" calcext:value-type="float">
            <text:p>33,32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 office:value-type="string" calcext:value-type="string">
            <text:p>G#</text:p>
          </table:table-cell>
          <table:table-cell office:value-type="float" office:value="68" calcext:value-type="float">
            <text:p>68</text:p>
          </table:table-cell>
          <table:table-cell table:formula="of:=[.E44]+8.33" office:value-type="float" office:value="41.65" calcext:value-type="float">
            <text:p>41,6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 office:value-type="string" calcext:value-type="string">
            <text:p>A</text:p>
          </table:table-cell>
          <table:table-cell office:value-type="float" office:value="69" calcext:value-type="float">
            <text:p>69</text:p>
          </table:table-cell>
          <table:table-cell table:formula="of:=[.E45]+8.33" office:value-type="float" office:value="49.98" calcext:value-type="float">
            <text:p>49,98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 office:value-type="string" calcext:value-type="string">
            <text:p>A#</text:p>
          </table:table-cell>
          <table:table-cell office:value-type="float" office:value="70" calcext:value-type="float">
            <text:p>70</text:p>
          </table:table-cell>
          <table:table-cell table:formula="of:=[.E46]+8.33" office:value-type="float" office:value="58.31" calcext:value-type="float">
            <text:p>58,31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 office:value-type="string" calcext:value-type="string">
            <text:p>B</text:p>
          </table:table-cell>
          <table:table-cell office:value-type="float" office:value="71" calcext:value-type="float">
            <text:p>71</text:p>
          </table:table-cell>
          <table:table-cell table:formula="of:=[.E47]+8.33" office:value-type="float" office:value="66.64" calcext:value-type="float">
            <text:p>66,64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 office:value-type="string" calcext:value-type="string">
            <text:p>C</text:p>
          </table:table-cell>
          <table:table-cell office:value-type="float" office:value="72" calcext:value-type="float">
            <text:p>72</text:p>
          </table:table-cell>
          <table:table-cell table:formula="of:=[.E48]+8.33" office:value-type="float" office:value="74.97" calcext:value-type="float">
            <text:p>74,97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 office:value-type="string" calcext:value-type="string">
            <text:p>C#</text:p>
          </table:table-cell>
          <table:table-cell office:value-type="float" office:value="73" calcext:value-type="float">
            <text:p>73</text:p>
          </table:table-cell>
          <table:table-cell table:formula="of:=[.E49]+8.33" office:value-type="float" office:value="83.3" calcext:value-type="float">
            <text:p>83,3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 office:value-type="string" calcext:value-type="string">
            <text:p>D</text:p>
          </table:table-cell>
          <table:table-cell office:value-type="float" office:value="74" calcext:value-type="float">
            <text:p>74</text:p>
          </table:table-cell>
          <table:table-cell table:formula="of:=[.E50]+8.33" office:value-type="float" office:value="91.63" calcext:value-type="float">
            <text:p>91,63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Eb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E </text:p>
          </table:table-cell>
          <table:table-cell office:value-type="float" office:value="76" calcext:value-type="float">
            <text:p>76</text:p>
          </table:table-cell>
          <table:table-cell table:formula="of:=[.E52]+8.33" office:value-type="float" office:value="8.33" calcext:value-type="float">
            <text:p>8,33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</text:p>
          </table:table-cell>
          <table:table-cell office:value-type="float" office:value="77" calcext:value-type="float">
            <text:p>77</text:p>
          </table:table-cell>
          <table:table-cell table:formula="of:=[.E53]+8.33" office:value-type="float" office:value="16.66" calcext:value-type="float">
            <text:p>16,66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#</text:p>
          </table:table-cell>
          <table:table-cell office:value-type="float" office:value="78" calcext:value-type="float">
            <text:p>78</text:p>
          </table:table-cell>
          <table:table-cell table:formula="of:=[.E54]+8.33" office:value-type="float" office:value="24.99" calcext:value-type="float">
            <text:p>24,99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G</text:p>
          </table:table-cell>
          <table:table-cell office:value-type="float" office:value="79" calcext:value-type="float">
            <text:p>79</text:p>
          </table:table-cell>
          <table:table-cell table:formula="of:=[.E55]+8.33" office:value-type="float" office:value="33.32" calcext:value-type="float">
            <text:p>33,32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G#</text:p>
          </table:table-cell>
          <table:table-cell office:value-type="float" office:value="80" calcext:value-type="float">
            <text:p>80</text:p>
          </table:table-cell>
          <table:table-cell table:formula="of:=[.E56]+8.33" office:value-type="float" office:value="41.65" calcext:value-type="float">
            <text:p>41,6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A</text:p>
          </table:table-cell>
          <table:table-cell office:value-type="float" office:value="81" calcext:value-type="float">
            <text:p>81</text:p>
          </table:table-cell>
          <table:table-cell table:formula="of:=[.E57]+8.33" office:value-type="float" office:value="49.98" calcext:value-type="float">
            <text:p>49,98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A#</text:p>
          </table:table-cell>
          <table:table-cell office:value-type="float" office:value="82" calcext:value-type="float">
            <text:p>82</text:p>
          </table:table-cell>
          <table:table-cell table:formula="of:=[.E58]+8.33" office:value-type="float" office:value="58.31" calcext:value-type="float">
            <text:p>58,31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B</text:p>
          </table:table-cell>
          <table:table-cell office:value-type="float" office:value="83" calcext:value-type="float">
            <text:p>83</text:p>
          </table:table-cell>
          <table:table-cell table:formula="of:=[.E59]+8.33" office:value-type="float" office:value="66.64" calcext:value-type="float">
            <text:p>66,64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</text:p>
          </table:table-cell>
          <table:table-cell office:value-type="float" office:value="84" calcext:value-type="float">
            <text:p>84</text:p>
          </table:table-cell>
          <table:table-cell table:formula="of:=[.E60]+8.33" office:value-type="float" office:value="74.97" calcext:value-type="float">
            <text:p>74,97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#</text:p>
          </table:table-cell>
          <table:table-cell office:value-type="float" office:value="85" calcext:value-type="float">
            <text:p>85</text:p>
          </table:table-cell>
          <table:table-cell table:formula="of:=[.E61]+8.33" office:value-type="float" office:value="83.3" calcext:value-type="float">
            <text:p>83,3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</text:p>
          </table:table-cell>
          <table:table-cell office:value-type="float" office:value="86" calcext:value-type="float">
            <text:p>86</text:p>
          </table:table-cell>
          <table:table-cell table:formula="of:=[.E62]+8.33" office:value-type="float" office:value="91.63" calcext:value-type="float">
            <text:p>91,63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 office:value-type="string" calcext:value-type="string">
            <text:p>Eb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 office:value-type="string" calcext:value-type="string">
            <text:p>E </text:p>
          </table:table-cell>
          <table:table-cell office:value-type="float" office:value="88" calcext:value-type="float">
            <text:p>88</text:p>
          </table:table-cell>
          <table:table-cell table:formula="of:=[.E64]+8.33" office:value-type="float" office:value="8.33" calcext:value-type="float">
            <text:p>8,33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 office:value-type="string" calcext:value-type="string">
            <text:p>F</text:p>
          </table:table-cell>
          <table:table-cell office:value-type="float" office:value="89" calcext:value-type="float">
            <text:p>89</text:p>
          </table:table-cell>
          <table:table-cell table:formula="of:=[.E65]+8.33" office:value-type="float" office:value="16.66" calcext:value-type="float">
            <text:p>16,66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 office:value-type="string" calcext:value-type="string">
            <text:p>F#</text:p>
          </table:table-cell>
          <table:table-cell office:value-type="float" office:value="90" calcext:value-type="float">
            <text:p>90</text:p>
          </table:table-cell>
          <table:table-cell table:formula="of:=[.E66]+8.33" office:value-type="float" office:value="24.99" calcext:value-type="float">
            <text:p>24,99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 office:value-type="string" calcext:value-type="string">
            <text:p>G</text:p>
          </table:table-cell>
          <table:table-cell office:value-type="float" office:value="91" calcext:value-type="float">
            <text:p>91</text:p>
          </table:table-cell>
          <table:table-cell table:formula="of:=[.E67]+8.33" office:value-type="float" office:value="33.32" calcext:value-type="float">
            <text:p>33,32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 office:value-type="string" calcext:value-type="string">
            <text:p>G#</text:p>
          </table:table-cell>
          <table:table-cell office:value-type="float" office:value="92" calcext:value-type="float">
            <text:p>92</text:p>
          </table:table-cell>
          <table:table-cell table:formula="of:=[.E68]+8.33" office:value-type="float" office:value="41.65" calcext:value-type="float">
            <text:p>41,65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 office:value-type="string" calcext:value-type="string">
            <text:p>A</text:p>
          </table:table-cell>
          <table:table-cell office:value-type="float" office:value="93" calcext:value-type="float">
            <text:p>93</text:p>
          </table:table-cell>
          <table:table-cell table:formula="of:=[.E69]+8.33" office:value-type="float" office:value="49.98" calcext:value-type="float">
            <text:p>49,98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 office:value-type="string" calcext:value-type="string">
            <text:p>A#</text:p>
          </table:table-cell>
          <table:table-cell office:value-type="float" office:value="94" calcext:value-type="float">
            <text:p>94</text:p>
          </table:table-cell>
          <table:table-cell table:formula="of:=[.E70]+8.33" office:value-type="float" office:value="58.31" calcext:value-type="float">
            <text:p>58,31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 office:value-type="string" calcext:value-type="string">
            <text:p>B</text:p>
          </table:table-cell>
          <table:table-cell office:value-type="float" office:value="95" calcext:value-type="float">
            <text:p>95</text:p>
          </table:table-cell>
          <table:table-cell table:formula="of:=[.E71]+8.33" office:value-type="float" office:value="66.64" calcext:value-type="float">
            <text:p>66,64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 office:value-type="string" calcext:value-type="string">
            <text:p>C</text:p>
          </table:table-cell>
          <table:table-cell office:value-type="float" office:value="96" calcext:value-type="float">
            <text:p>96</text:p>
          </table:table-cell>
          <table:table-cell table:formula="of:=[.E72]+8.33" office:value-type="float" office:value="74.97" calcext:value-type="float">
            <text:p>74,97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 office:value-type="string" calcext:value-type="string">
            <text:p>C#</text:p>
          </table:table-cell>
          <table:table-cell office:value-type="float" office:value="97" calcext:value-type="float">
            <text:p>97</text:p>
          </table:table-cell>
          <table:table-cell table:formula="of:=[.E73]+8.33" office:value-type="float" office:value="83.3" calcext:value-type="float">
            <text:p>83,3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 office:value-type="string" calcext:value-type="string">
            <text:p>D</text:p>
          </table:table-cell>
          <table:table-cell office:value-type="float" office:value="98" calcext:value-type="float">
            <text:p>98</text:p>
          </table:table-cell>
          <table:table-cell table:formula="of:=[.E74]+8.33" office:value-type="float" office:value="91.63" calcext:value-type="float">
            <text:p>91,63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Eb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E </text:p>
          </table:table-cell>
          <table:table-cell office:value-type="float" office:value="100" calcext:value-type="float">
            <text:p>100</text:p>
          </table:table-cell>
          <table:table-cell table:formula="of:=[.E76]+8.33" office:value-type="float" office:value="8.33" calcext:value-type="float">
            <text:p>8,33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</text:p>
          </table:table-cell>
          <table:table-cell office:value-type="float" office:value="101" calcext:value-type="float">
            <text:p>101</text:p>
          </table:table-cell>
          <table:table-cell table:formula="of:=[.E77]+8.33" office:value-type="float" office:value="16.66" calcext:value-type="float">
            <text:p>16,66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#</text:p>
          </table:table-cell>
          <table:table-cell office:value-type="float" office:value="102" calcext:value-type="float">
            <text:p>102</text:p>
          </table:table-cell>
          <table:table-cell table:formula="of:=[.E78]+8.33" office:value-type="float" office:value="24.99" calcext:value-type="float">
            <text:p>24,99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G</text:p>
          </table:table-cell>
          <table:table-cell office:value-type="float" office:value="103" calcext:value-type="float">
            <text:p>103</text:p>
          </table:table-cell>
          <table:table-cell table:formula="of:=[.E79]+8.33" office:value-type="float" office:value="33.32" calcext:value-type="float">
            <text:p>33,32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G#</text:p>
          </table:table-cell>
          <table:table-cell office:value-type="float" office:value="104" calcext:value-type="float">
            <text:p>104</text:p>
          </table:table-cell>
          <table:table-cell table:formula="of:=[.E80]+8.33" office:value-type="float" office:value="41.65" calcext:value-type="float">
            <text:p>41,65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A</text:p>
          </table:table-cell>
          <table:table-cell office:value-type="float" office:value="105" calcext:value-type="float">
            <text:p>105</text:p>
          </table:table-cell>
          <table:table-cell table:formula="of:=[.E81]+8.33" office:value-type="float" office:value="49.98" calcext:value-type="float">
            <text:p>49,98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A#</text:p>
          </table:table-cell>
          <table:table-cell office:value-type="float" office:value="106" calcext:value-type="float">
            <text:p>106</text:p>
          </table:table-cell>
          <table:table-cell table:formula="of:=[.E82]+8.33" office:value-type="float" office:value="58.31" calcext:value-type="float">
            <text:p>58,31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B</text:p>
          </table:table-cell>
          <table:table-cell office:value-type="float" office:value="107" calcext:value-type="float">
            <text:p>107</text:p>
          </table:table-cell>
          <table:table-cell table:formula="of:=[.E83]+8.33" office:value-type="float" office:value="66.64" calcext:value-type="float">
            <text:p>66,64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</text:p>
          </table:table-cell>
          <table:table-cell office:value-type="float" office:value="108" calcext:value-type="float">
            <text:p>108</text:p>
          </table:table-cell>
          <table:table-cell table:formula="of:=[.E84]+8.33" office:value-type="float" office:value="74.97" calcext:value-type="float">
            <text:p>74,97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#</text:p>
          </table:table-cell>
          <table:table-cell office:value-type="float" office:value="109" calcext:value-type="float">
            <text:p>109</text:p>
          </table:table-cell>
          <table:table-cell table:formula="of:=[.E85]+8.33" office:value-type="float" office:value="83.3" calcext:value-type="float">
            <text:p>83,3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</text:p>
          </table:table-cell>
          <table:table-cell office:value-type="float" office:value="110" calcext:value-type="float">
            <text:p>110</text:p>
          </table:table-cell>
          <table:table-cell table:formula="of:=[.E86]+8.33" office:value-type="float" office:value="91.63" calcext:value-type="float">
            <text:p>91,63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9">00/00/0000</text:date>, <text:time style:data-style-name="N2" text:time-value="11:16:42.33105023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18T15:05:16.492961853</meta:creation-date>
    <dc:date>2022-07-19T11:31:12.231383431</dc:date>
    <meta:editing-duration>PT13M24S</meta:editing-duration>
    <meta:editing-cycles>2</meta:editing-cycles>
    <meta:generator>LibreOffice/6.4.7.2$Linux_X86_64 LibreOffice_project/40$Build-2</meta:generator>
    <meta:document-statistic meta:table-count="1" meta:cell-count="439" meta:object-count="0"/>
  </office:meta>
</office:document-meta>
</file>